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 style:rotation-angle="90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number-columns-repeated="16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3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0:12:21.603873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2:36:11.383277848</meta:creation-date>
    <dc:date>2017-06-19T20:20:39.285856143</dc:date>
    <meta:editing-duration>PT55M26S</meta:editing-duration>
    <meta:editing-cycles>15</meta:editing-cycles>
    <meta:generator>LibreOffice/4.2.8.2$Linux_X86_64 LibreOffice_project/420m0$Build-2</meta:generator>
    <meta:document-statistic meta:table-count="1" meta:cell-count="594" meta:object-count="0"/>
  </office:meta>
</office:document-meta>
</file>